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6ee2" officeooo:paragraph-rsid="00046ee2"/>
    </style:style>
    <style:style style:name="P2" style:family="paragraph" style:parent-style-name="Standard">
      <style:paragraph-properties fo:text-align="justify" style:justify-single-word="false"/>
      <style:text-properties officeooo:rsid="00046ee2" officeooo:paragraph-rsid="00046ee2"/>
    </style:style>
    <style:style style:name="P3" style:family="paragraph" style:parent-style-name="Standard">
      <style:text-properties officeooo:rsid="00104fb4" officeooo:paragraph-rsid="00104fb4"/>
    </style:style>
    <style:style style:name="P4" style:family="paragraph" style:parent-style-name="Standard">
      <style:paragraph-properties fo:text-align="justify" style:justify-single-word="false"/>
      <style:text-properties officeooo:paragraph-rsid="00046ee2"/>
    </style:style>
    <style:style style:name="P5" style:family="paragraph" style:parent-style-name="Standard">
      <style:paragraph-properties fo:text-align="justify" style:justify-single-word="false"/>
      <style:text-properties officeooo:paragraph-rsid="00079ee4"/>
    </style:style>
    <style:style style:name="T1" style:family="text">
      <style:text-properties officeooo:rsid="00046ee2"/>
    </style:style>
    <style:style style:name="T2" style:family="text">
      <style:text-properties officeooo:rsid="00061549"/>
    </style:style>
    <style:style style:name="T3" style:family="text">
      <style:text-properties officeooo:rsid="00079ee4"/>
    </style:style>
    <style:style style:name="T4" style:family="text">
      <style:text-properties officeooo:rsid="0008182b"/>
    </style:style>
    <style:style style:name="T5" style:family="text">
      <style:text-properties officeooo:rsid="000b71fa"/>
    </style:style>
    <style:style style:name="T6" style:family="text">
      <style:text-properties officeooo:rsid="000b75d2"/>
    </style:style>
    <style:style style:name="T7" style:family="text">
      <style:text-properties officeooo:rsid="000ca380"/>
    </style:style>
    <style:style style:name="T8" style:family="text">
      <style:text-properties officeooo:rsid="000e24b4"/>
    </style:style>
    <style:style style:name="T9" style:family="text">
      <style:text-properties officeooo:rsid="000e75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RGEAU Brandon</text:p>
      <text:p text:style-name="P1"/>
      <text:p text:style-name="P2">It’s a talk about online teaching.</text:p>
      <text:p text:style-name="P2">There’s two teacher, a student, <text:span text:style-name="T2">a </text:span>psychologist, a parent <text:span text:style-name="T3">and the debate driver</text:span>.</text:p>
      <text:p text:style-name="P4"><text:span text:style-name="T1">Start with effect on the kids/student. Notification of a lac</text:span><text:span text:style-name="T2">k</text:span><text:span text:style-name="T1"> of motivation since the start of the pandemic, lac</text:span><text:span text:style-name="T2">k</text:span><text:span text:style-name="T1"> of eye contact and then the motivation decrease. It’s better to have real human contact. </text:span><text:span text:style-name="T2">It’s a problem to not have teacher with the students. It’s hard for the teacher to keep the attention. There’s a problem to check if everyone is following the course, it’s easy to miss a course.</text:span></text:p>
      <text:p text:style-name="P5"><text:span text:style-name="T2">Student are getting more and more depress each day by staying home. It’s not really true for everyone. The lack of communication wasn’t that big as everyone could think, the student likes the freedom and the flexibility. That said, it’s easier to cheat being online that the problem of that freedom. </text:span><text:span text:style-name="T3">Being online can lead to equality problem regarding technology used. The course can be recorded and then asynchronous, this can be a solution of the connection problem. It’s hard for the teach that have bad connection as well to make course. There the problem of separating the work environment and home environment. Some teacher have children and it can be hard to teach and manage the children, same for students and brother/sister. </text:span><text:span text:style-name="T4">It’s hard to separate work and home when you only have one room for that. There could be a problem that you don’t have the same respect to the teacher when you’re online and face to face. But it allow people to ask question in the chat and it feel better to be kind of anonymous and it lead people to be less shy. </text:span><text:span text:style-name="T5">Online can be possible for certain course but there’s some course where you can’t like chemistry for example. </text:span><text:span text:style-name="T6">It was the first online teaching experience with the covid, maybe we can learn from that and make better solution to fit more peoples. </text:span><text:span text:style-name="T7">Being online doesn’t mean that the exams have to be online as well. It’s easier to supervise the student when it’s not online. </text:span><text:span text:style-name="T8">Teacher think it’s more didactic to be in real time. </text:span><text:span text:style-name="T9">The value of the diploma can be decreased because of the situa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9T14:34:56.749000000</dc:date>
    <meta:editing-duration>PT35M17S</meta:editing-duration>
    <meta:editing-cycles>11</meta:editing-cycles>
    <meta:document-statistic meta:table-count="0" meta:image-count="0" meta:object-count="0" meta:page-count="1" meta:paragraph-count="5" meta:word-count="365" meta:character-count="2066" meta:non-whitespace-character-count="1706"/>
  </office:meta>
</office:document-meta>
</file>